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8533333333333cm"/>
    </style:style>
    <style:style style:name="co2" style:family="table-column">
      <style:table-column-properties fo:break-before="auto" style:column-width="5.75733333333333cm"/>
    </style:style>
    <style:style style:name="co3" style:family="table-column">
      <style:table-column-properties fo:break-before="auto" style:column-width="6.1595cm"/>
    </style:style>
    <style:style style:name="co4" style:family="table-column">
      <style:table-column-properties fo:break-before="auto" style:column-width="6.5828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Октябрьск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4">
            <text:p>№</text:p>
          </table:table-cell>
          <table:table-cell office:value-type="string" table:style-name="ce5">
            <text:p>муниципальный район/городской округ</text:p>
          </table:table-cell>
          <table:table-cell office:value-type="string" table:style-name="ce6">
            <text:p>наименование населенного пункта</text:p>
          </table:table-cell>
          <table:table-cell office:value-type="string" table:style-name="ce7">
            <text:p>наименований элементов улично-дорожной сети<text:s/></text:p>
          </table:table-cell>
          <table:table-cell table:number-columns-repeated="1638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Аграрная</text:p>
          </table:table-cell>
          <table:table-cell table:number-columns-repeated="16380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Аипова</text:p>
          </table:table-cell>
          <table:table-cell table:number-columns-repeated="16380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Аносова</text:p>
          </table:table-cell>
          <table:table-cell table:number-columns-repeated="1638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Артиллерийская</text:p>
          </table:table-cell>
          <table:table-cell table:number-columns-repeated="16380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Астраханская</text:p>
          </table:table-cell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Балакирева</text:p>
          </table:table-cell>
          <table:table-cell table:number-columns-repeated="16380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Батракская</text:p>
          </table:table-cell>
          <table:table-cell table:number-columns-repeated="16380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Баха</text:p>
          </table:table-cell>
          <table:table-cell table:number-columns-repeated="16380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Белорусская</text:p>
          </table:table-cell>
          <table:table-cell table:number-columns-repeated="16380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Береговая</text:p>
          </table:table-cell>
          <table:table-cell table:number-columns-repeated="16380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Березовая</text:p>
          </table:table-cell>
          <table:table-cell table:number-columns-repeated="16380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атутина</text:p>
          </table:table-cell>
          <table:table-cell table:number-columns-repeated="16380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есенняя</text:p>
          </table:table-cell>
          <table:table-cell table:number-columns-repeated="1638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ишневая</text:p>
          </table:table-cell>
          <table:table-cell table:number-columns-repeated="16380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одников</text:p>
          </table:table-cell>
          <table:table-cell table:number-columns-repeated="16380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окзальная</text:p>
          </table:table-cell>
          <table:table-cell table:number-columns-repeated="16380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олжская</text:p>
          </table:table-cell>
          <table:table-cell table:number-columns-repeated="16380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олго-Донская</text:p>
          </table:table-cell>
          <table:table-cell table:number-columns-repeated="16380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ологина</text:p>
          </table:table-cell>
          <table:table-cell table:number-columns-repeated="16380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осточная</text:p>
          </table:table-cell>
          <table:table-cell table:number-columns-repeated="16380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В. Ясная Поляна</text:p>
          </table:table-cell>
          <table:table-cell table:number-columns-repeated="16380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Гагарина</text:p>
          </table:table-cell>
          <table:table-cell table:number-columns-repeated="16380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Гая</text:p>
          </table:table-cell>
          <table:table-cell table:number-columns-repeated="16380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Гипсовая</text:p>
          </table:table-cell>
          <table:table-cell table:number-columns-repeated="16380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Глинки</text:p>
          </table:table-cell>
          <table:table-cell table:number-columns-repeated="16380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Гоголя</text:p>
          </table:table-cell>
          <table:table-cell table:number-columns-repeated="16380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Горная</text:p>
          </table:table-cell>
          <table:table-cell table:number-columns-repeated="16380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Городская</text:p>
          </table:table-cell>
          <table:table-cell table:number-columns-repeated="16380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. Горького</text:p>
          </table:table-cell>
          <table:table-cell table:number-columns-repeated="16380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Дачная</text:p>
          </table:table-cell>
          <table:table-cell table:number-columns-repeated="16380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Декабристов</text:p>
          </table:table-cell>
          <table:table-cell table:number-columns-repeated="16380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Дзержинского</text:p>
          </table:table-cell>
          <table:table-cell table:number-columns-repeated="16380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Дубовая</text:p>
          </table:table-cell>
          <table:table-cell table:number-columns-repeated="16380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Заводская</text:p>
          </table:table-cell>
          <table:table-cell table:number-columns-repeated="16380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Западная</text:p>
          </table:table-cell>
          <table:table-cell table:number-columns-repeated="16380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Зеленая</text:p>
          </table:table-cell>
          <table:table-cell table:number-columns-repeated="16380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Зеленовская</text:p>
          </table:table-cell>
          <table:table-cell table:number-columns-repeated="16380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алинина</text:p>
          </table:table-cell>
          <table:table-cell table:number-columns-repeated="16380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алужская</text:p>
          </table:table-cell>
          <table:table-cell table:number-columns-repeated="16380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амчатская</text:p>
          </table:table-cell>
          <table:table-cell table:number-columns-repeated="16380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апитанская</text:p>
          </table:table-cell>
          <table:table-cell table:number-columns-repeated="16380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ирова</text:p>
          </table:table-cell>
          <table:table-cell table:number-columns-repeated="16380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олхозная</text:p>
          </table:table-cell>
          <table:table-cell table:number-columns-repeated="16380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омсомольская</text:p>
          </table:table-cell>
          <table:table-cell table:number-columns-repeated="16380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омарова</text:p>
          </table:table-cell>
          <table:table-cell table:number-columns-repeated="16380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остычева</text:p>
          </table:table-cell>
          <table:table-cell table:number-columns-repeated="16380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остромская</text:p>
          </table:table-cell>
          <table:table-cell table:number-columns-repeated="16380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З.Космодемьянской</text:p>
          </table:table-cell>
          <table:table-cell table:number-columns-repeated="16380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отовского</text:p>
          </table:table-cell>
          <table:table-cell table:number-columns-repeated="16380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О.Кошевого</text:p>
          </table:table-cell>
          <table:table-cell table:number-columns-repeated="16380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расногорская</text:p>
          </table:table-cell>
          <table:table-cell table:number-columns-repeated="16380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рымская</text:p>
          </table:table-cell>
          <table:table-cell table:number-columns-repeated="16380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уйбышева</text:p>
          </table:table-cell>
          <table:table-cell table:number-columns-repeated="16380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улешова</text:p>
          </table:table-cell>
          <table:table-cell table:number-columns-repeated="16380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устовая</text:p>
          </table:table-cell>
          <table:table-cell table:number-columns-repeated="16380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устанайская</text:p>
          </table:table-cell>
          <table:table-cell table:number-columns-repeated="16380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урская</text:p>
          </table:table-cell>
          <table:table-cell table:number-columns-repeated="16380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Кутузова</text:p>
          </table:table-cell>
          <table:table-cell table:number-columns-repeated="16380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Ленина</text:p>
          </table:table-cell>
          <table:table-cell table:number-columns-repeated="16380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Ленинградская</text:p>
          </table:table-cell>
          <table:table-cell table:number-columns-repeated="16380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Лермонтова</text:p>
          </table:table-cell>
          <table:table-cell table:number-columns-repeated="16380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Ломоносова</text:p>
          </table:table-cell>
          <table:table-cell table:number-columns-repeated="16380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Луговая</text:p>
          </table:table-cell>
          <table:table-cell table:number-columns-repeated="16380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айская</text:p>
          </table:table-cell>
          <table:table-cell table:number-columns-repeated="16380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акаренко</text:p>
          </table:table-cell>
          <table:table-cell table:number-columns-repeated="16380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8-го Марта</text:p>
          </table:table-cell>
          <table:table-cell table:number-columns-repeated="16380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аяковского</text:p>
          </table:table-cell>
          <table:table-cell table:number-columns-repeated="16380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еловая</text:p>
          </table:table-cell>
          <table:table-cell table:number-columns-repeated="16380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ельничная</text:p>
          </table:table-cell>
          <table:table-cell table:number-columns-repeated="16380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енделеева</text:p>
          </table:table-cell>
          <table:table-cell table:number-columns-repeated="16380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олодежная</text:p>
          </table:table-cell>
          <table:table-cell table:number-columns-repeated="16380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ира</text:p>
          </table:table-cell>
          <table:table-cell table:number-columns-repeated="16380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Мичурина</text:p>
          </table:table-cell>
          <table:table-cell table:number-columns-repeated="16380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Набережная</text:p>
          </table:table-cell>
          <table:table-cell table:number-columns-repeated="16380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Нагорная</text:p>
          </table:table-cell>
          <table:table-cell table:number-columns-repeated="16380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Некрасова</text:p>
          </table:table-cell>
          <table:table-cell table:number-columns-repeated="16380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Нефтяная</text:p>
          </table:table-cell>
          <table:table-cell table:number-columns-repeated="16380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Новая</text:p>
          </table:table-cell>
          <table:table-cell table:number-columns-repeated="16380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Овражная</text:p>
          </table:table-cell>
          <table:table-cell table:number-columns-repeated="16380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Октябрьская</text:p>
          </table:table-cell>
          <table:table-cell table:number-columns-repeated="16380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3-го Октября</text:p>
          </table:table-cell>
          <table:table-cell table:number-columns-repeated="16380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Островского</text:p>
          </table:table-cell>
          <table:table-cell table:number-columns-repeated="16380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Орская</text:p>
          </table:table-cell>
          <table:table-cell table:number-columns-repeated="16380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.Павлихина</text:p>
          </table:table-cell>
          <table:table-cell table:number-columns-repeated="16380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аромная</text:p>
          </table:table-cell>
          <table:table-cell table:number-columns-repeated="16380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ервомайская</text:p>
          </table:table-cell>
          <table:table-cell table:number-columns-repeated="16380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ионерская</text:p>
          </table:table-cell>
          <table:table-cell table:number-columns-repeated="16380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ирогова</text:p>
          </table:table-cell>
          <table:table-cell table:number-columns-repeated="16380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лодовая</text:p>
          </table:table-cell>
          <table:table-cell table:number-columns-repeated="16380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олевая</text:p>
          </table:table-cell>
          <table:table-cell table:number-columns-repeated="16380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олярная</text:p>
          </table:table-cell>
          <table:table-cell table:number-columns-repeated="16380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3-ий Проезд</text:p>
          </table:table-cell>
          <table:table-cell table:number-columns-repeated="16380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рибрежная</text:p>
          </table:table-cell>
          <table:table-cell table:number-columns-repeated="16380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ристанская</text:p>
          </table:table-cell>
          <table:table-cell table:number-columns-repeated="16380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ричальная</text:p>
          </table:table-cell>
          <table:table-cell table:number-columns-repeated="16380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ролетарская</text:p>
          </table:table-cell>
          <table:table-cell table:number-columns-repeated="16380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ролетная</text:p>
          </table:table-cell>
          <table:table-cell table:number-columns-repeated="16380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Пушкина</text:p>
          </table:table-cell>
          <table:table-cell table:number-columns-repeated="16380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Рабочая</text:p>
          </table:table-cell>
          <table:table-cell table:number-columns-repeated="16380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Разбивочная</text:p>
          </table:table-cell>
          <table:table-cell table:number-columns-repeated="16380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т.Разина</text:p>
          </table:table-cell>
          <table:table-cell table:number-columns-repeated="16380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адовая</text:p>
          </table:table-cell>
          <table:table-cell table:number-columns-repeated="16380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акко-Ванцетти</text:p>
          </table:table-cell>
          <table:table-cell table:number-columns-repeated="16380"/>
        </table:table-row>
        <table:table-row table:style-name="ro1">
          <table:table-cell office:value-type="float" office:value="105" table:style-name="ce8">
            <text:p>10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амарская</text:p>
          </table:table-cell>
          <table:table-cell table:number-columns-repeated="16380"/>
        </table:table-row>
        <table:table-row table:style-name="ro1">
          <table:table-cell office:value-type="float" office:value="106" table:style-name="ce8">
            <text:p>10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аратовская</text:p>
          </table:table-cell>
          <table:table-cell table:number-columns-repeated="16380"/>
        </table:table-row>
        <table:table-row table:style-name="ro1">
          <table:table-cell office:value-type="float" office:value="107" table:style-name="ce8">
            <text:p>10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ветлая</text:p>
          </table:table-cell>
          <table:table-cell table:number-columns-repeated="16380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вободы</text:p>
          </table:table-cell>
          <table:table-cell table:number-columns-repeated="16380"/>
        </table:table-row>
        <table:table-row table:style-name="ro1">
          <table:table-cell office:value-type="float" office:value="109" table:style-name="ce8">
            <text:p>10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вердлова</text:p>
          </table:table-cell>
          <table:table-cell table:number-columns-repeated="16380"/>
        </table:table-row>
        <table:table-row table:style-name="ro1">
          <table:table-cell office:value-type="float" office:value="110" table:style-name="ce8">
            <text:p>11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еверная</text:p>
          </table:table-cell>
          <table:table-cell table:number-columns-repeated="16380"/>
        </table:table-row>
        <table:table-row table:style-name="ro1">
          <table:table-cell office:value-type="float" office:value="111" table:style-name="ce8">
            <text:p>11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ельская</text:p>
          </table:table-cell>
          <table:table-cell table:number-columns-repeated="16380"/>
        </table:table-row>
        <table:table-row table:style-name="ro1">
          <table:table-cell office:value-type="float" office:value="112" table:style-name="ce8">
            <text:p>11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кальная</text:p>
          </table:table-cell>
          <table:table-cell table:number-columns-repeated="16380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нежная</text:p>
          </table:table-cell>
          <table:table-cell table:number-columns-repeated="16380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оветская</text:p>
          </table:table-cell>
          <table:table-cell table:number-columns-repeated="16380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олнечная</text:p>
          </table:table-cell>
          <table:table-cell table:number-columns-repeated="16380"/>
        </table:table-row>
        <table:table-row table:style-name="ro1">
          <table:table-cell office:value-type="float" office:value="116" table:style-name="ce8">
            <text:p>11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плавная</text:p>
          </table:table-cell>
          <table:table-cell table:number-columns-repeated="16380"/>
        </table:table-row>
        <table:table-row table:style-name="ro1">
          <table:table-cell office:value-type="float" office:value="117" table:style-name="ce8">
            <text:p>11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портивная</text:p>
          </table:table-cell>
          <table:table-cell table:number-columns-repeated="16380"/>
        </table:table-row>
        <table:table-row table:style-name="ro1">
          <table:table-cell office:value-type="float" office:value="118" table:style-name="ce8">
            <text:p>11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таниславского</text:p>
          </table:table-cell>
          <table:table-cell table:number-columns-repeated="16380"/>
        </table:table-row>
        <table:table-row table:style-name="ro1">
          <table:table-cell office:value-type="float" office:value="119" table:style-name="ce8">
            <text:p>11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танционная</text:p>
          </table:table-cell>
          <table:table-cell table:number-columns-repeated="16380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теклозаводская</text:p>
          </table:table-cell>
          <table:table-cell table:number-columns-repeated="16380"/>
        </table:table-row>
        <table:table-row table:style-name="ro1">
          <table:table-cell office:value-type="float" office:value="121" table:style-name="ce8">
            <text:p>12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толетова</text:p>
          </table:table-cell>
          <table:table-cell table:number-columns-repeated="16380"/>
        </table:table-row>
        <table:table-row table:style-name="ro1">
          <table:table-cell office:value-type="float" office:value="122" table:style-name="ce8">
            <text:p>12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троителей</text:p>
          </table:table-cell>
          <table:table-cell table:number-columns-repeated="16380"/>
        </table:table-row>
        <table:table-row table:style-name="ro1">
          <table:table-cell office:value-type="float" office:value="123" table:style-name="ce8">
            <text:p>12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Студеная</text:p>
          </table:table-cell>
          <table:table-cell table:number-columns-repeated="16380"/>
        </table:table-row>
        <table:table-row table:style-name="ro1">
          <table:table-cell office:value-type="float" office:value="124" table:style-name="ce8">
            <text:p>12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Тимирязева</text:p>
          </table:table-cell>
          <table:table-cell table:number-columns-repeated="16380"/>
        </table:table-row>
        <table:table-row table:style-name="ro1">
          <table:table-cell office:value-type="float" office:value="125" table:style-name="ce8">
            <text:p>12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Тихая</text:p>
          </table:table-cell>
          <table:table-cell table:number-columns-repeated="16380"/>
        </table:table-row>
        <table:table-row table:style-name="ro1">
          <table:table-cell office:value-type="float" office:value="126" table:style-name="ce8">
            <text:p>12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Транспортная</text:p>
          </table:table-cell>
          <table:table-cell table:number-columns-repeated="16380"/>
        </table:table-row>
        <table:table-row table:style-name="ro1">
          <table:table-cell office:value-type="float" office:value="127" table:style-name="ce8">
            <text:p>12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Трудовая</text:p>
          </table:table-cell>
          <table:table-cell table:number-columns-repeated="16380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Тупиковая</text:p>
          </table:table-cell>
          <table:table-cell table:number-columns-repeated="16380"/>
        </table:table-row>
        <table:table-row table:style-name="ro1">
          <table:table-cell office:value-type="float" office:value="129" table:style-name="ce8">
            <text:p>12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Тургенева</text:p>
          </table:table-cell>
          <table:table-cell table:number-columns-repeated="16380"/>
        </table:table-row>
        <table:table-row table:style-name="ro1">
          <table:table-cell office:value-type="float" office:value="130" table:style-name="ce8">
            <text:p>13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Ударная</text:p>
          </table:table-cell>
          <table:table-cell table:number-columns-repeated="16380"/>
        </table:table-row>
        <table:table-row table:style-name="ro1">
          <table:table-cell office:value-type="float" office:value="131" table:style-name="ce8">
            <text:p>13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Украинская</text:p>
          </table:table-cell>
          <table:table-cell table:number-columns-repeated="16380"/>
        </table:table-row>
        <table:table-row table:style-name="ro1">
          <table:table-cell office:value-type="float" office:value="132" table:style-name="ce8">
            <text:p>13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Ульяновская</text:p>
          </table:table-cell>
          <table:table-cell table:number-columns-repeated="16380"/>
        </table:table-row>
        <table:table-row table:style-name="ro1">
          <table:table-cell office:value-type="float" office:value="133" table:style-name="ce8">
            <text:p>13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Урицкого</text:p>
          </table:table-cell>
          <table:table-cell table:number-columns-repeated="16380"/>
        </table:table-row>
        <table:table-row table:style-name="ro1">
          <table:table-cell office:value-type="float" office:value="134" table:style-name="ce8">
            <text:p>13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Фрунзе</text:p>
          </table:table-cell>
          <table:table-cell table:number-columns-repeated="16380"/>
        </table:table-row>
        <table:table-row table:style-name="ro1">
          <table:table-cell office:value-type="float" office:value="135" table:style-name="ce8">
            <text:p>13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Фурманова</text:p>
          </table:table-cell>
          <table:table-cell table:number-columns-repeated="16380"/>
        </table:table-row>
        <table:table-row table:style-name="ro1">
          <table:table-cell office:value-type="float" office:value="136" table:style-name="ce8">
            <text:p>13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Хвойная</text:p>
          </table:table-cell>
          <table:table-cell table:number-columns-repeated="16380"/>
        </table:table-row>
        <table:table-row table:style-name="ro1">
          <table:table-cell office:value-type="float" office:value="137" table:style-name="ce8">
            <text:p>13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Б.Хмельницкого</text:p>
          </table:table-cell>
          <table:table-cell table:number-columns-repeated="16380"/>
        </table:table-row>
        <table:table-row table:style-name="ro1">
          <table:table-cell office:value-type="float" office:value="138" table:style-name="ce8">
            <text:p>13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Хлебная</text:p>
          </table:table-cell>
          <table:table-cell table:number-columns-repeated="16380"/>
        </table:table-row>
        <table:table-row table:style-name="ro1">
          <table:table-cell office:value-type="float" office:value="139" table:style-name="ce8">
            <text:p>13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Цветочная</text:p>
          </table:table-cell>
          <table:table-cell table:number-columns-repeated="16380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Целинная</text:p>
          </table:table-cell>
          <table:table-cell table:number-columns-repeated="16380"/>
        </table:table-row>
        <table:table-row table:style-name="ro1">
          <table:table-cell office:value-type="float" office:value="141" table:style-name="ce8">
            <text:p>14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Центральная</text:p>
          </table:table-cell>
          <table:table-cell table:number-columns-repeated="16380"/>
        </table:table-row>
        <table:table-row table:style-name="ro1">
          <table:table-cell office:value-type="float" office:value="142" table:style-name="ce8">
            <text:p>14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Чапаева</text:p>
          </table:table-cell>
          <table:table-cell table:number-columns-repeated="16380"/>
        </table:table-row>
        <table:table-row table:style-name="ro1">
          <table:table-cell office:value-type="float" office:value="143" table:style-name="ce8">
            <text:p>14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Чаплыгина</text:p>
          </table:table-cell>
          <table:table-cell table:number-columns-repeated="16380"/>
        </table:table-row>
        <table:table-row table:style-name="ro1">
          <table:table-cell office:value-type="float" office:value="144" table:style-name="ce8">
            <text:p>14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Чернышевского</text:p>
          </table:table-cell>
          <table:table-cell table:number-columns-repeated="16380"/>
        </table:table-row>
        <table:table-row table:style-name="ro1">
          <table:table-cell office:value-type="float" office:value="145" table:style-name="ce8">
            <text:p>14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Чкалова</text:p>
          </table:table-cell>
          <table:table-cell table:number-columns-repeated="16380"/>
        </table:table-row>
        <table:table-row table:style-name="ro1">
          <table:table-cell office:value-type="float" office:value="146" table:style-name="ce8">
            <text:p>14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Чукотская</text:p>
          </table:table-cell>
          <table:table-cell table:number-columns-repeated="16380"/>
        </table:table-row>
        <table:table-row table:style-name="ro1">
          <table:table-cell office:value-type="float" office:value="147" table:style-name="ce8">
            <text:p>14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Школьная</text:p>
          </table:table-cell>
          <table:table-cell table:number-columns-repeated="16380"/>
        </table:table-row>
        <table:table-row table:style-name="ro1">
          <table:table-cell office:value-type="float" office:value="148" table:style-name="ce8">
            <text:p>14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Шишулина</text:p>
          </table:table-cell>
          <table:table-cell table:number-columns-repeated="16380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Шмидта</text:p>
          </table:table-cell>
          <table:table-cell table:number-columns-repeated="16380"/>
        </table:table-row>
        <table:table-row table:style-name="ro1">
          <table:table-cell office:value-type="float" office:value="150" table:style-name="ce8">
            <text:p>15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Эстонская</text:p>
          </table:table-cell>
          <table:table-cell table:number-columns-repeated="16380"/>
        </table:table-row>
        <table:table-row table:style-name="ro1">
          <table:table-cell office:value-type="float" office:value="151" table:style-name="ce8">
            <text:p>15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Юбилейная</text:p>
          </table:table-cell>
          <table:table-cell table:number-columns-repeated="16380"/>
        </table:table-row>
        <table:table-row table:style-name="ro1">
          <table:table-cell office:value-type="float" office:value="152" table:style-name="ce8">
            <text:p>15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9-го Января</text:p>
          </table:table-cell>
          <table:table-cell table:number-columns-repeated="16380"/>
        </table:table-row>
        <table:table-row table:style-name="ro1">
          <table:table-cell office:value-type="float" office:value="153" table:style-name="ce8">
            <text:p>15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ул. Ясная Поляна</text:p>
          </table:table-cell>
          <table:table-cell table:number-columns-repeated="16380"/>
        </table:table-row>
        <table:table-row table:style-name="ro1">
          <table:table-cell office:value-type="float" office:value="154" table:style-name="ce8">
            <text:p>15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Безводный</text:p>
          </table:table-cell>
          <table:table-cell table:number-columns-repeated="16380"/>
        </table:table-row>
        <table:table-row table:style-name="ro1">
          <table:table-cell office:value-type="float" office:value="155" table:style-name="ce8">
            <text:p>15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Белорусский</text:p>
          </table:table-cell>
          <table:table-cell table:number-columns-repeated="16380"/>
        </table:table-row>
        <table:table-row table:style-name="ro1">
          <table:table-cell office:value-type="float" office:value="156" table:style-name="ce8">
            <text:p>15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Больничный</text:p>
          </table:table-cell>
          <table:table-cell table:number-columns-repeated="16380"/>
        </table:table-row>
        <table:table-row table:style-name="ro1">
          <table:table-cell office:value-type="float" office:value="157" table:style-name="ce8">
            <text:p>15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Верхний</text:p>
          </table:table-cell>
          <table:table-cell table:number-columns-repeated="16380"/>
        </table:table-row>
        <table:table-row table:style-name="ro1">
          <table:table-cell office:value-type="float" office:value="158" table:style-name="ce8">
            <text:p>15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Водный</text:p>
          </table:table-cell>
          <table:table-cell table:number-columns-repeated="16380"/>
        </table:table-row>
        <table:table-row table:style-name="ro1">
          <table:table-cell office:value-type="float" office:value="159" table:style-name="ce8">
            <text:p>15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Волжский</text:p>
          </table:table-cell>
          <table:table-cell table:number-columns-repeated="16380"/>
        </table:table-row>
        <table:table-row table:style-name="ro1">
          <table:table-cell office:value-type="float" office:value="160" table:style-name="ce8">
            <text:p>16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Восточный</text:p>
          </table:table-cell>
          <table:table-cell table:number-columns-repeated="16380"/>
        </table:table-row>
        <table:table-row table:style-name="ro1">
          <table:table-cell office:value-type="float" office:value="161" table:style-name="ce8">
            <text:p>16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Гипсовый</text:p>
          </table:table-cell>
          <table:table-cell table:number-columns-repeated="16380"/>
        </table:table-row>
        <table:table-row table:style-name="ro1">
          <table:table-cell office:value-type="float" office:value="162" table:style-name="ce8">
            <text:p>16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Горный</text:p>
          </table:table-cell>
          <table:table-cell table:number-columns-repeated="16380"/>
        </table:table-row>
        <table:table-row table:style-name="ro1">
          <table:table-cell office:value-type="float" office:value="163" table:style-name="ce8">
            <text:p>16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Железнодорожный</text:p>
          </table:table-cell>
          <table:table-cell table:number-columns-repeated="16380"/>
        </table:table-row>
        <table:table-row table:style-name="ro1">
          <table:table-cell office:value-type="float" office:value="164" table:style-name="ce8">
            <text:p>16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Жигулевский</text:p>
          </table:table-cell>
          <table:table-cell table:number-columns-repeated="16380"/>
        </table:table-row>
        <table:table-row table:style-name="ro1">
          <table:table-cell office:value-type="float" office:value="165" table:style-name="ce8">
            <text:p>16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Западный</text:p>
          </table:table-cell>
          <table:table-cell table:number-columns-repeated="16380"/>
        </table:table-row>
        <table:table-row table:style-name="ro1">
          <table:table-cell office:value-type="float" office:value="166" table:style-name="ce8">
            <text:p>16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Зеленый</text:p>
          </table:table-cell>
          <table:table-cell table:number-columns-repeated="16380"/>
        </table:table-row>
        <table:table-row table:style-name="ro1">
          <table:table-cell office:value-type="float" office:value="167" table:style-name="ce8">
            <text:p>16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Калинина</text:p>
          </table:table-cell>
          <table:table-cell table:number-columns-repeated="16380"/>
        </table:table-row>
        <table:table-row table:style-name="ro1">
          <table:table-cell office:value-type="float" office:value="168" table:style-name="ce8">
            <text:p>16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Камчатский</text:p>
          </table:table-cell>
          <table:table-cell table:number-columns-repeated="16380"/>
        </table:table-row>
        <table:table-row table:style-name="ro1">
          <table:table-cell office:value-type="float" office:value="169" table:style-name="ce8">
            <text:p>16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Кирова</text:p>
          </table:table-cell>
          <table:table-cell table:number-columns-repeated="16380"/>
        </table:table-row>
        <table:table-row table:style-name="ro1">
          <table:table-cell office:value-type="float" office:value="170" table:style-name="ce8">
            <text:p>17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Кирпичный</text:p>
          </table:table-cell>
          <table:table-cell table:number-columns-repeated="16380"/>
        </table:table-row>
        <table:table-row table:style-name="ro1">
          <table:table-cell office:value-type="float" office:value="171" table:style-name="ce8">
            <text:p>17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Коллективный</text:p>
          </table:table-cell>
          <table:table-cell table:number-columns-repeated="16380"/>
        </table:table-row>
        <table:table-row table:style-name="ro1">
          <table:table-cell office:value-type="float" office:value="172" table:style-name="ce8">
            <text:p>17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Колхозный</text:p>
          </table:table-cell>
          <table:table-cell table:number-columns-repeated="16380"/>
        </table:table-row>
        <table:table-row table:style-name="ro1">
          <table:table-cell office:value-type="float" office:value="173" table:style-name="ce8">
            <text:p>17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Кольцевой</text:p>
          </table:table-cell>
          <table:table-cell table:number-columns-repeated="16380"/>
        </table:table-row>
        <table:table-row table:style-name="ro1">
          <table:table-cell office:value-type="float" office:value="174" table:style-name="ce8">
            <text:p>17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Комсомольский</text:p>
          </table:table-cell>
          <table:table-cell table:number-columns-repeated="16380"/>
        </table:table-row>
        <table:table-row table:style-name="ro1">
          <table:table-cell office:value-type="float" office:value="175" table:style-name="ce8">
            <text:p>17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Кустовой</text:p>
          </table:table-cell>
          <table:table-cell table:number-columns-repeated="16380"/>
        </table:table-row>
        <table:table-row table:style-name="ro1">
          <table:table-cell office:value-type="float" office:value="176" table:style-name="ce8">
            <text:p>17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Ленинградский</text:p>
          </table:table-cell>
          <table:table-cell table:number-columns-repeated="16380"/>
        </table:table-row>
        <table:table-row table:style-name="ro1">
          <table:table-cell office:value-type="float" office:value="177" table:style-name="ce8">
            <text:p>17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Нефтяной</text:p>
          </table:table-cell>
          <table:table-cell table:number-columns-repeated="16380"/>
        </table:table-row>
        <table:table-row table:style-name="ro1">
          <table:table-cell office:value-type="float" office:value="178" table:style-name="ce8">
            <text:p>17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Новый</text:p>
          </table:table-cell>
          <table:table-cell table:number-columns-repeated="16380"/>
        </table:table-row>
        <table:table-row table:style-name="ro1">
          <table:table-cell office:value-type="float" office:value="179" table:style-name="ce8">
            <text:p>17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Обрезной</text:p>
          </table:table-cell>
          <table:table-cell table:number-columns-repeated="16380"/>
        </table:table-row>
        <table:table-row table:style-name="ro1">
          <table:table-cell office:value-type="float" office:value="180" table:style-name="ce8">
            <text:p>18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Овражный</text:p>
          </table:table-cell>
          <table:table-cell table:number-columns-repeated="16380"/>
        </table:table-row>
        <table:table-row table:style-name="ro1">
          <table:table-cell office:value-type="float" office:value="181" table:style-name="ce8">
            <text:p>18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Окружной</text:p>
          </table:table-cell>
          <table:table-cell table:number-columns-repeated="16380"/>
        </table:table-row>
        <table:table-row table:style-name="ro1">
          <table:table-cell office:value-type="float" office:value="182" table:style-name="ce8">
            <text:p>18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Парковый</text:p>
          </table:table-cell>
          <table:table-cell table:number-columns-repeated="16380"/>
        </table:table-row>
        <table:table-row table:style-name="ro1">
          <table:table-cell office:value-type="float" office:value="183" table:style-name="ce8">
            <text:p>18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Полевой</text:p>
          </table:table-cell>
          <table:table-cell table:number-columns-repeated="16380"/>
        </table:table-row>
        <table:table-row table:style-name="ro1">
          <table:table-cell office:value-type="float" office:value="184" table:style-name="ce8">
            <text:p>18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Полярный</text:p>
          </table:table-cell>
          <table:table-cell table:number-columns-repeated="16380"/>
        </table:table-row>
        <table:table-row table:style-name="ro1">
          <table:table-cell office:value-type="float" office:value="185" table:style-name="ce8">
            <text:p>18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Пристанской</text:p>
          </table:table-cell>
          <table:table-cell table:number-columns-repeated="16380"/>
        </table:table-row>
        <table:table-row table:style-name="ro1">
          <table:table-cell office:value-type="float" office:value="186" table:style-name="ce8">
            <text:p>18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Проходной</text:p>
          </table:table-cell>
          <table:table-cell table:number-columns-repeated="16380"/>
        </table:table-row>
        <table:table-row table:style-name="ro1">
          <table:table-cell office:value-type="float" office:value="187" table:style-name="ce8">
            <text:p>18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Связистов</text:p>
          </table:table-cell>
          <table:table-cell table:number-columns-repeated="16380"/>
        </table:table-row>
        <table:table-row table:style-name="ro1">
          <table:table-cell office:value-type="float" office:value="188" table:style-name="ce8">
            <text:p>18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Северный</text:p>
          </table:table-cell>
          <table:table-cell table:number-columns-repeated="16380"/>
        </table:table-row>
        <table:table-row table:style-name="ro1">
          <table:table-cell office:value-type="float" office:value="189" table:style-name="ce8">
            <text:p>18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Селекционный</text:p>
          </table:table-cell>
          <table:table-cell table:number-columns-repeated="16380"/>
        </table:table-row>
        <table:table-row table:style-name="ro1">
          <table:table-cell office:value-type="float" office:value="190" table:style-name="ce8">
            <text:p>19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Советский</text:p>
          </table:table-cell>
          <table:table-cell table:number-columns-repeated="16380"/>
        </table:table-row>
        <table:table-row table:style-name="ro1">
          <table:table-cell office:value-type="float" office:value="191" table:style-name="ce8">
            <text:p>19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Совхозный</text:p>
          </table:table-cell>
          <table:table-cell table:number-columns-repeated="16380"/>
        </table:table-row>
        <table:table-row table:style-name="ro1">
          <table:table-cell office:value-type="float" office:value="192" table:style-name="ce8">
            <text:p>19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Спортивный</text:p>
          </table:table-cell>
          <table:table-cell table:number-columns-repeated="16380"/>
        </table:table-row>
        <table:table-row table:style-name="ro1">
          <table:table-cell office:value-type="float" office:value="193" table:style-name="ce8">
            <text:p>19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Степной</text:p>
          </table:table-cell>
          <table:table-cell table:number-columns-repeated="16380"/>
        </table:table-row>
        <table:table-row table:style-name="ro1">
          <table:table-cell office:value-type="float" office:value="194" table:style-name="ce8">
            <text:p>19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Столетова</text:p>
          </table:table-cell>
          <table:table-cell table:number-columns-repeated="16380"/>
        </table:table-row>
        <table:table-row table:style-name="ro1">
          <table:table-cell office:value-type="float" office:value="195" table:style-name="ce8">
            <text:p>19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Толстовский</text:p>
          </table:table-cell>
          <table:table-cell table:number-columns-repeated="16380"/>
        </table:table-row>
        <table:table-row table:style-name="ro1">
          <table:table-cell office:value-type="float" office:value="196" table:style-name="ce8">
            <text:p>196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Украинский</text:p>
          </table:table-cell>
          <table:table-cell table:number-columns-repeated="16380"/>
        </table:table-row>
        <table:table-row table:style-name="ro1">
          <table:table-cell office:value-type="float" office:value="197" table:style-name="ce8">
            <text:p>197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Ульяновский</text:p>
          </table:table-cell>
          <table:table-cell table:number-columns-repeated="16380"/>
        </table:table-row>
        <table:table-row table:style-name="ro1">
          <table:table-cell office:value-type="float" office:value="198" table:style-name="ce8">
            <text:p>198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Фидерный</text:p>
          </table:table-cell>
          <table:table-cell table:number-columns-repeated="16380"/>
        </table:table-row>
        <table:table-row table:style-name="ro1">
          <table:table-cell office:value-type="float" office:value="199" table:style-name="ce8">
            <text:p>199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Флотский</text:p>
          </table:table-cell>
          <table:table-cell table:number-columns-repeated="16380"/>
        </table:table-row>
        <table:table-row table:style-name="ro1">
          <table:table-cell office:value-type="float" office:value="200" table:style-name="ce8">
            <text:p>200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Целинный</text:p>
          </table:table-cell>
          <table:table-cell table:number-columns-repeated="16380"/>
        </table:table-row>
        <table:table-row table:style-name="ro1">
          <table:table-cell office:value-type="float" office:value="201" table:style-name="ce8">
            <text:p>201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Чапаева</text:p>
          </table:table-cell>
          <table:table-cell table:number-columns-repeated="16380"/>
        </table:table-row>
        <table:table-row table:style-name="ro1">
          <table:table-cell office:value-type="float" office:value="202" table:style-name="ce8">
            <text:p>202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Чаплыгина</text:p>
          </table:table-cell>
          <table:table-cell table:number-columns-repeated="16380"/>
        </table:table-row>
        <table:table-row table:style-name="ro1">
          <table:table-cell office:value-type="float" office:value="203" table:style-name="ce8">
            <text:p>203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Чкалова</text:p>
          </table:table-cell>
          <table:table-cell table:number-columns-repeated="16380"/>
        </table:table-row>
        <table:table-row table:style-name="ro1">
          <table:table-cell office:value-type="float" office:value="204" table:style-name="ce8">
            <text:p>204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Шиферный</text:p>
          </table:table-cell>
          <table:table-cell table:number-columns-repeated="16380"/>
        </table:table-row>
        <table:table-row table:style-name="ro1">
          <table:table-cell office:value-type="float" office:value="205" table:style-name="ce8">
            <text:p>205</text:p>
          </table:table-cell>
          <table:table-cell office:value-type="string" table:style-name="ce8">
            <text:p>ГО Октябрьск</text:p>
          </table:table-cell>
          <table:table-cell table:style-name="ce8"/>
          <table:table-cell office:value-type="string" table:style-name="ce9">
            <text:p>пер. Школьный</text:p>
          </table:table-cell>
          <table:table-cell table:number-columns-repeated="16380"/>
        </table:table-row>
        <table:table-row table:number-rows-repeated="15" table:style-name="ro1">
          <table:table-cell table:number-columns-repeated="3" table:style-name="ce2"/>
          <table:table-cell table:style-name="ce10"/>
          <table:table-cell table:number-columns-repeated="16380"/>
        </table:table-row>
        <table:table-row table:number-rows-repeated="335" table:style-name="ro1">
          <table:table-cell table:number-columns-repeated="2"/>
          <table:table-cell table:style-name="ce2"/>
          <table:table-cell table:style-name="ce10"/>
          <table:table-cell table:number-columns-repeated="16380"/>
        </table:table-row>
        <table:table-row table:number-rows-repeated="218" table:style-name="ro1">
          <table:table-cell table:number-columns-repeated="2"/>
          <table:table-cell table:style-name="ce2"/>
          <table:table-cell table:style-name="ce3"/>
          <table:table-cell table:number-columns-repeated="16380"/>
        </table:table-row>
        <table:table-row table:number-rows-repeated="5"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number-rows-repeated="1047794" table:style-name="ro1">
          <table:table-cell table:number-columns-repeated="16384"/>
        </table:table-row>
      </table:table>
      <table:database-ranges>
        <table:database-range table:target-range-address="Октябрьск.A4:Октябрьск.D777" table:name="__Anonymous_Sheet_DB__0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6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Полотцева Оксана Федоровна</dc:creator>
    <meta:creation-date>2019-06-03T08:41:39Z</meta:creation-date>
    <dc:date>2019-10-27T13:26:24Z</dc:date>
    <meta:print-date>2019-10-27T13:24:56Z</meta:print-date>
    <meta:editing-cycles>7</meta:editing-cycles>
    <meta:editing-duration>PT14029S</meta:editing-duration>
  </office:meta>
</office:document-meta>
</file>